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ea583"/>
    </style:style>
    <style:style style:name="P2" style:family="paragraph" style:parent-style-name="Text_20_body" style:list-style-name="L5"/>
    <style:style style:name="P3" style:family="paragraph" style:parent-style-name="Text_20_body" style:list-style-name="L5">
      <style:text-properties officeooo:paragraph-rsid="0023e7d0"/>
    </style:style>
    <style:style style:name="P4" style:family="paragraph" style:parent-style-name="Text_20_body" style:list-style-name="L5">
      <style:text-properties officeooo:paragraph-rsid="00246638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paragraph-rsid="00223cfe"/>
    </style:style>
    <style:style style:name="P9" style:family="paragraph" style:parent-style-name="Text_20_body" style:list-style-name="L5">
      <style:text-properties officeooo:rsid="00246638" officeooo:paragraph-rsid="00246638"/>
    </style:style>
    <style:style style:name="P10" style:family="paragraph" style:parent-style-name="Text_20_body">
      <style:text-properties officeooo:rsid="00246638" officeooo:paragraph-rsid="00246638"/>
    </style:style>
    <style:style style:name="P11" style:family="paragraph" style:parent-style-name="Text_20_body" style:list-style-name="L6">
      <style:text-properties officeooo:rsid="00246638" officeooo:paragraph-rsid="00246638"/>
    </style:style>
    <style:style style:name="P12" style:family="paragraph" style:parent-style-name="Text_20_body">
      <style:text-properties officeooo:paragraph-rsid="00246638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text-properties officeooo:paragraph-rsid="00246638"/>
    </style:style>
    <style:style style:name="P15" style:family="paragraph" style:parent-style-name="Text_20_body" style:list-style-name="L6">
      <style:text-properties officeooo:rsid="0024aae2" officeooo:paragraph-rsid="0024aae2"/>
    </style:style>
    <style:style style:name="P16" style:family="paragraph" style:parent-style-name="Text_20_body">
      <style:text-properties officeooo:rsid="0024aae2" officeooo:paragraph-rsid="0024aae2"/>
    </style:style>
    <style:style style:name="P17" style:family="paragraph" style:parent-style-name="Text_20_body" style:list-style-name="L7">
      <style:text-properties officeooo:rsid="0024aae2" officeooo:paragraph-rsid="0024aae2"/>
    </style:style>
    <style:style style:name="P18" style:family="paragraph" style:parent-style-name="Text_20_body">
      <style:text-properties officeooo:paragraph-rsid="0024aae2"/>
    </style:style>
    <style:style style:name="P19" style:family="paragraph" style:parent-style-name="Text_20_body" style:list-style-name="L7">
      <style:text-properties officeooo:paragraph-rsid="0024aae2"/>
    </style:style>
    <style:style style:name="P20" style:family="paragraph" style:parent-style-name="Text_20_body" style:list-style-name="L8">
      <style:text-properties officeooo:paragraph-rsid="0024aae2"/>
    </style:style>
    <style:style style:name="P21" style:family="paragraph" style:parent-style-name="Text_20_body">
      <style:text-properties officeooo:rsid="0025355f" officeooo:paragraph-rsid="0025355f"/>
    </style:style>
    <style:style style:name="P22" style:family="paragraph" style:parent-style-name="Text_20_body">
      <style:text-properties officeooo:rsid="0025355f" officeooo:paragraph-rsid="0025b846"/>
    </style:style>
    <style:style style:name="P23" style:family="paragraph" style:parent-style-name="Text_20_body">
      <style:text-properties officeooo:paragraph-rsid="0025355f"/>
    </style:style>
    <style:style style:name="P24" style:family="paragraph" style:parent-style-name="Text_20_body" style:list-style-name="L9">
      <style:text-properties officeooo:paragraph-rsid="0025355f"/>
    </style:style>
    <style:style style:name="P25" style:family="paragraph" style:parent-style-name="Text_20_body">
      <style:text-properties officeooo:rsid="0025b846" officeooo:paragraph-rsid="0025b846"/>
    </style:style>
    <style:style style:name="P26" style:family="paragraph" style:parent-style-name="Text_20_body" style:list-style-name="L10">
      <style:text-properties officeooo:rsid="0025b846" officeooo:paragraph-rsid="0025b846"/>
    </style:style>
    <style:style style:name="P27" style:family="paragraph" style:parent-style-name="Text_20_body" style:list-style-name="L11">
      <style:text-properties officeooo:rsid="0025b846" officeooo:paragraph-rsid="0025b846"/>
    </style:style>
    <style:style style:name="P28" style:family="paragraph" style:parent-style-name="Text_20_body">
      <style:text-properties officeooo:paragraph-rsid="0025b846"/>
    </style:style>
    <style:style style:name="P29" style:family="paragraph" style:parent-style-name="Text_20_body">
      <style:text-properties officeooo:paragraph-rsid="0025c216"/>
    </style:style>
    <style:style style:name="P30" style:family="paragraph" style:parent-style-name="Text_20_body">
      <style:text-properties officeooo:rsid="00263146" officeooo:paragraph-rsid="00263146"/>
    </style:style>
    <style:style style:name="P31" style:family="paragraph" style:parent-style-name="Text_20_body" style:list-style-name="L12">
      <style:text-properties officeooo:rsid="00263146" officeooo:paragraph-rsid="00263146"/>
    </style:style>
    <style:style style:name="P32" style:family="paragraph" style:parent-style-name="Text_20_body" style:list-style-name="L12">
      <style:text-properties officeooo:rsid="00263146" officeooo:paragraph-rsid="0027008b"/>
    </style:style>
    <style:style style:name="P33" style:family="paragraph" style:parent-style-name="Text_20_body" style:list-style-name="L12">
      <style:text-properties officeooo:rsid="00263146" officeooo:paragraph-rsid="0027008b"/>
    </style:style>
    <style:style style:name="P34" style:family="paragraph" style:parent-style-name="Text_20_body">
      <style:text-properties officeooo:rsid="00263146" officeooo:paragraph-rsid="0027008b"/>
    </style:style>
    <style:style style:name="P35" style:family="paragraph" style:parent-style-name="Text_20_body" style:list-style-name="">
      <style:text-properties officeooo:rsid="00263146" officeooo:paragraph-rsid="0027008b"/>
    </style:style>
    <style:style style:name="P36" style:family="paragraph" style:parent-style-name="Text_20_body">
      <style:text-properties officeooo:paragraph-rsid="00263146"/>
    </style:style>
    <style:style style:name="P37" style:family="paragraph" style:parent-style-name="Text_20_body" style:list-style-name="L14">
      <style:text-properties officeooo:paragraph-rsid="00263146"/>
    </style:style>
    <style:style style:name="P38" style:family="paragraph" style:parent-style-name="Text_20_body" style:list-style-name="L15">
      <style:text-properties officeooo:paragraph-rsid="00263146"/>
    </style:style>
    <style:style style:name="P39" style:family="paragraph" style:parent-style-name="Text_20_body" style:list-style-name="">
      <style:text-properties officeooo:rsid="0027008b" officeooo:paragraph-rsid="0027008b"/>
    </style:style>
    <style:style style:name="P40" style:family="paragraph" style:parent-style-name="Text_20_body" style:list-style-name="L17">
      <style:text-properties officeooo:rsid="0027008b" officeooo:paragraph-rsid="0027008b"/>
    </style:style>
    <style:style style:name="P41" style:family="paragraph" style:parent-style-name="Text_20_body">
      <style:text-properties officeooo:paragraph-rsid="0027008b"/>
    </style:style>
    <style:style style:name="P42" style:family="paragraph" style:parent-style-name="Text_20_body" style:list-style-name="L16">
      <style:text-properties officeooo:paragraph-rsid="0027008b"/>
    </style:style>
    <style:style style:name="P43" style:family="paragraph" style:parent-style-name="Text_20_body" style:list-style-name="L17">
      <style:text-properties officeooo:paragraph-rsid="0027008b"/>
    </style:style>
    <style:style style:name="P44" style:family="paragraph" style:parent-style-name="Text_20_body" style:list-style-name="L18">
      <style:text-properties officeooo:paragraph-rsid="0027008b"/>
    </style:style>
    <style:style style:name="P45" style:family="paragraph" style:parent-style-name="Heading_20_1">
      <style:text-properties officeooo:rsid="0025c216" officeooo:paragraph-rsid="0025c216"/>
    </style:style>
    <style:style style:name="P46" style:family="paragraph" style:parent-style-name="Heading_20_2">
      <style:text-properties officeooo:rsid="00246638" officeooo:paragraph-rsid="00246638"/>
    </style:style>
    <style:style style:name="P47" style:family="paragraph" style:parent-style-name="Heading_20_2">
      <style:text-properties officeooo:rsid="0024aae2" officeooo:paragraph-rsid="0024aae2"/>
    </style:style>
    <style:style style:name="P48" style:family="paragraph" style:parent-style-name="Heading_20_2">
      <style:text-properties officeooo:rsid="0025355f" officeooo:paragraph-rsid="0025355f"/>
    </style:style>
    <style:style style:name="P49" style:family="paragraph" style:parent-style-name="Heading_20_2">
      <style:text-properties officeooo:rsid="0025c216" officeooo:paragraph-rsid="0025c216"/>
    </style:style>
    <style:style style:name="P50" style:family="paragraph" style:parent-style-name="Heading_20_2">
      <style:text-properties officeooo:rsid="00263146" officeooo:paragraph-rsid="00263146"/>
    </style:style>
    <style:style style:name="P51" style:family="paragraph" style:parent-style-name="Heading_20_2">
      <style:text-properties officeooo:rsid="0027008b" officeooo:paragraph-rsid="0027008b"/>
    </style:style>
    <style:style style:name="P52" style:family="paragraph" style:parent-style-name="Heading_20_2" style:list-style-name="">
      <style:text-properties officeooo:rsid="0027008b" officeooo:paragraph-rsid="0027008b"/>
    </style:style>
    <style:style style:name="P53" style:family="paragraph" style:parent-style-name="Heading_20_2">
      <style:paragraph-properties fo:break-before="page"/>
      <style:text-properties officeooo:rsid="0025355f" officeooo:paragraph-rsid="0025355f"/>
    </style:style>
    <style:style style:name="P54" style:family="paragraph" style:parent-style-name="Heading_20_2">
      <style:paragraph-properties fo:break-before="page"/>
      <style:text-properties officeooo:rsid="0027008b" officeooo:paragraph-rsid="0027008b"/>
    </style:style>
    <style:style style:name="T1" style:family="text">
      <style:text-properties officeooo:rsid="001ea583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1ea583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1ea583" style:font-style-asian="normal" style:font-style-complex="normal"/>
    </style:style>
    <style:style style:name="T6" style:family="text">
      <style:text-properties fo:font-style="normal" style:text-underline-style="none" officeooo:rsid="00205e17" style:font-style-asian="normal" style:font-style-complex="normal"/>
    </style:style>
    <style:style style:name="T7" style:family="text">
      <style:text-properties officeooo:rsid="00223cfe"/>
    </style:style>
    <style:style style:name="T8" style:family="text">
      <style:text-properties officeooo:rsid="0023e7d0"/>
    </style:style>
    <style:style style:name="T9" style:family="text">
      <style:text-properties officeooo:rsid="00246638"/>
    </style:style>
    <style:style style:name="T10" style:family="text">
      <style:text-properties officeooo:rsid="0024aae2"/>
    </style:style>
    <style:style style:name="T11" style:family="text">
      <style:text-properties officeooo:rsid="0025355f"/>
    </style:style>
    <style:style style:name="T12" style:family="text">
      <style:text-properties officeooo:rsid="0025b846"/>
    </style:style>
    <style:style style:name="T13" style:family="text">
      <style:text-properties officeooo:rsid="0025c216"/>
    </style:style>
    <style:style style:name="T14" style:family="text">
      <style:text-properties officeooo:rsid="00263146"/>
    </style:style>
    <style:style style:name="T15" style:family="text">
      <style:text-properties officeooo:rsid="002700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ydroMonitor library reference.</text:h>
      <text:p text:style-name="Text_20_body"/>
      <text:p text:style-name="Text_20_body">There are lots of different sensors and other peripherals supported by the library, which can be switched on and off as needed through #define statements.</text:p>
      <text:p text:style-name="Text_20_body"/>
      <text:p text:style-name="Text_20_body">Supported pin connections:</text:p>
      <text:list xml:id="list4754908142597519070" text:style-name="L1">
        <text:list-item>
          <text:p text:style-name="P5">direct MCU pin: <text:span text:style-name="T2">name</text:span><text:span text:style-name="T4">_PIN</text:span></text:p>
        </text:list-item>
        <text:list-item>
          <text:p text:style-name="P5"><text:span text:style-name="T4">PCF8574 port extender connection: </text:span><text:span text:style-name="T2">name</text:span><text:span text:style-name="T4">_PCF_PIN</text:span></text:p>
        </text:list-item>
        <text:list-item>
          <text:p text:style-name="P5"><text:span text:style-name="T4">MCP23008 port extender connection: </text:span><text:span text:style-name="T2">name</text:span><text:span text:style-name="T4">_MCP_PIN</text:span></text:p>
        </text:list-item>
        <text:list-item>
          <text:p text:style-name="P5"><text:span text:style-name="T4">MCP23017 port extender connection: </text:span><text:span text:style-name="T2">name</text:span><text:span text:style-name="T4">_MCP17_PIN</text:span></text:p>
        </text:list-item>
        <text:list-item>
          <text:p text:style-name="P5"><text:span text:style-name="T4">ADS1115 quad ADC connection: </text:span><text:span text:style-name="T2">name</text:span><text:span text:style-name="T4">_ADS_PIN</text:span></text:p>
        </text:list-item>
      </text:list>
      <text:p text:style-name="Text_20_body"/>
      <text:p text:style-name="Text_20_body">Not all sensors offer the option to connect through a port extender, other sensors don’t need pin definitions as they are read through I2C.</text:p>
      <text:p text:style-name="Text_20_body"/>
      <text:p text:style-name="Text_20_body"><text:span text:style-name="T4">All modules </text:span><text:span text:style-name="T6">and sensors</text:span><text:span text:style-name="T4"> implement the following functions:</text:span></text:p>
      <text:list xml:id="list8355249577349060603" text:style-name="L2">
        <text:list-item>
          <text:p text:style-name="P6"><text:span text:style-name="T3">v</text:span><text:span text:style-name="T2">oid begin(HydroMonitorCore::SensorData *sd, HydroMonitorLogging *l, ...)</text:span><text:span text:style-name="T4"> to initialise the module or sensor. Takes at least pointers to the SensorData and Logging objects as parameters, extra parameters include pointers to e.g. a port extender. This depends on the configuration used.</text:span></text:p>
        </text:list-item>
        <text:list-item>
          <text:p text:style-name="P6"><text:span text:style-name="T3">void settingsHtml(ESP8266WebServer*)</text:span><text:span text:style-name="T5"> sends the module/sensor settings as html formatted table row (&lt;tr&gt;) and two columns to the connected client.</text:span></text:p>
        </text:list-item>
        <text:list-item>
          <text:p text:style-name="P6"><text:span text:style-name="T3">bool settingsJSON(ESP8266WebServer*)</text:span><text:span text:style-name="T5"> sends the sensor settings as JSON formatted string to the connected client. Returns true if it has any settings, false if empty (needed for proper JSON formatting).</text:span></text:p>
        </text:list-item>
        <text:list-item>
          <text:p text:style-name="P6"><text:span text:style-name="T3">void updateSettings(ESP8266WebServer*)</text:span><text:span text:style-name="T5"> reads the key/value pairs of a POST form as sent by the client, and updates its settings as appropriate. The modules do their own data validation.</text:span></text:p>
        </text:list-item>
      </text:list>
      <text:p text:style-name="Text_20_body"/>
      <text:p text:style-name="Text_20_body"><text:span text:style-name="T4">All sensors </text:span><text:span text:style-name="T6">also </text:span><text:span text:style-name="T4">implement the following functions:</text:span></text:p>
      <text:list xml:id="list231249546885740" text:continue-numbering="true" text:style-name="L2">
        <text:list-item>
          <text:p text:style-name="P6"><text:span text:style-name="T3">void readSensor(bool readNow = false)</text:span><text:span text:style-name="T5"> takes a reading from the sensor once every REFRESH_SENSORS ms, or immediately if readNow = true. The reading is stored in the sensorData object.</text:span></text:p>
        </text:list-item>
        <text:list-item>
          <text:p text:style-name="P6"><text:soft-page-break/><text:span text:style-name="T3">void dataHtml(ESP8266WebServer*)</text:span><text:span text:style-name="T5"> sends the sensor reading as html formatted table row (&lt;tr&gt;...</text:span><text:span text:style-name="T6">&lt;/tr&gt;</text:span><text:span text:style-name="T5">) and two columns to the connected client.</text:span></text:p>
        </text:list-item>
      </text:list>
      <text:p text:style-name="P1"><text:span text:style-name="T3"/></text:p>
      <text:h text:style-name="Heading_20_2" text:outline-level="2">Water level sensor</text:h>
      <text:p text:style-name="Text_20_body">Measures the water level in the reservoir; returns the value in % of maximum fill level. To use a water level sensor: USE_WATERLEVEL_SENSOR and import HydroMonitorWaterLevelSensor.h.</text:p>
      <text:p text:style-name="Text_20_body">Available sensors:</text:p>
      <text:list xml:id="list7707935475371093449" text:style-name="L3">
        <text:list-item>
          <text:p text:style-name="P7">HC-SR04 ultrasound sensor: USE_HCSR04</text:p>
          <text:p text:style-name="P7">Pin connections:</text:p>
          <text:p text:style-name="P7">echo: ECHO_PIN (must be a direct connection to the MCU for proper timing).</text:p>
          <text:p text:style-name="P7">trig: TRIG_PIN (_PCF, _MCP, _MCP17 are available).</text:p>
        </text:list-item>
        <text:list-item>
          <text:p text:style-name="P7">MS5837 pressure sensor: <text:span text:style-name="T1">USE_MS5837</text:span></text:p>
          <text:p text:style-name="P7">Must be used together with an atmospheric pressure sensor. Sensor also measures the water temperature. Connects over I2C.</text:p>
        </text:list-item>
        <text:list-item>
          <text:p text:style-name="P7">MPXV5004/MP3V5004 pressure sensor (differential; pressure tube): <text:span text:style-name="T1">USE_MPXV5004</text:span></text:p>
          <text:p text:style-name="P7">Pin connections:</text:p>
          <text:p text:style-name="P7">MPXV5004_PIN, MPXV5004_ADS_PIN</text:p>
        </text:list-item>
        <text:list-item>
          <text:p text:style-name="P7"><text:span text:style-name="T7">Bubbler control, so it can be switched off during reading: </text:span>USE_BUBBLER</text:p>
          <text:p text:style-name="P7">Pin connections:</text:p>
          <text:p text:style-name="P7"><text:span text:style-name="T7">B</text:span>UBBLER_PIN <text:span text:style-name="T7">(_PCF, _MCP, _MCP17 are available).</text:span></text:p>
        </text:list-item>
        <text:list-item>
          <text:p text:style-name="P7">DS1603L ultrasound sensor: <text:span text:style-name="T1">USE_DS1603L</text:span></text:p>
          <text:p text:style-name="P7">This sensor connects through a serial interface, which is passed to the sensor’s begin() function.</text:p>
        </text:list-item>
        <text:list-item>
          <text:p text:style-name="P7">Float switches: three switches, to detect a low, medium and high water level: U<text:span text:style-name="T1">SE_FLOATSWITCHES.</text:span></text:p>
          <text:p text:style-name="P7">Pin connections:</text:p>
          <text:p text:style-name="P7"><text:span text:style-name="T1">FLOATSWITCH_HIGH_PIN </text:span>(_PCF, _MCP, _MCP17 are available).</text:p>
          <text:p text:style-name="P7"><text:span text:style-name="T1">FLOATSWITCH_</text:span>MEDIUM<text:span text:style-name="T1">_PIN </text:span>(_PCF, _MCP, _MCP17 are available).</text:p>
          <text:p text:style-name="P7"><text:span text:style-name="T1">FLOATSWITCH_</text:span>LOW<text:span text:style-name="T1">_PIN </text:span>(_PCF, _MCP, _MCP17 are available).</text:p>
          <text:p text:style-name="P8">Float switches are expected to be wired between GND and the pin, the module will enable the pin’s pull-up resistor.</text:p>
        </text:list-item>
      </text:list>
      <text:h text:style-name="Heading_20_2" text:outline-level="2"><text:soft-page-break/>EC sensor</text:h>
      <text:p text:style-name="Text_20_body">Measures the water conductivity, returns values in mS/cm based on the calibration done. Has a number of calibration functions offering a user interface through the web site. To use an EC sensor: <text:span text:style-name="T1">USE_EC_SENSOR </text:span>and import HydroMonitorECSensor.h.</text:p>
      <text:p text:style-name="Text_20_body">Available sensors:</text:p>
      <text:list xml:id="list8330606912234293154" text:style-name="L5">
        <text:list-item>
          <text:p text:style-name="P2">the normal EC sensor, connected to three MCU pins:</text:p>
          <text:p text:style-name="P3">CAPPOS_PIN</text:p>
          <text:p text:style-name="P3">CAPNEG_PIN</text:p>
          <text:p text:style-name="P3">EC_PIN</text:p>
        </text:list-item>
        <text:list-item>
          <text:p text:style-name="P4"><text:span text:style-name="T8">the external isolated sensor board (pH, water temperature and EC): </text:span>USE_ISOLATED_SENSOR_BOARD <text:span text:style-name="T8">and import HydroMonitorIsolatedSensorBoard.h. Data is transmitted through a serial pin.</text:span></text:p>
          <text:p text:style-name="P9">Pin connection (Rx only, as we only receive data):</text:p>
          <text:p text:style-name="P3">ISOLATED_SENSOR_BOARD_RX_PIN2</text:p>
        </text:list-item>
      </text:list>
      <text:h text:style-name="P46" text:outline-level="2">Water temperature sensor</text:h>
      <text:p text:style-name="P12"><text:span text:style-name="T9">Measures the water temperature in °C. To use a water temperature sensor: </text:span>USE_WATERTEMPERATURE_SENSOR <text:span text:style-name="T9">and import HydroMonitorWaterTempSensor.h.</text:span></text:p>
      <text:p text:style-name="P10">Available sensors:</text:p>
      <text:list xml:id="list8256621912315078630" text:style-name="L6">
        <text:list-item>
          <text:p text:style-name="P13"><text:span text:style-name="T9">NTC probe: </text:span>USE_NTC</text:p>
          <text:p text:style-name="P14"><text:span text:style-name="T9">Pin connection:</text:span></text:p>
          <text:p text:style-name="P14">NTC_PIN, NTC_ADS_PIN</text:p>
          <text:p text:style-name="P14"><text:span text:style-name="T9">Extra parameters:</text:span></text:p>
          <text:list>
            <text:list-header>
              <text:p text:style-name="P14"><text:span text:style-name="T9">nominal resistance of the NTC in Ohm: </text:span>THERMISTORNOMINAL <text:span text:style-name="T9">&lt;resistance&gt;</text:span></text:p>
              <text:p text:style-name="P14"><text:span text:style-name="T9">nominal temperature of the NTC in °C: </text:span>TEMPERATURENOMINAL <text:span text:style-name="T9">&lt;temp&gt;</text:span></text:p>
              <text:p text:style-name="P14"><text:span text:style-name="T9">B-coefficient of the NTC: </text:span>BCOEFFICIENT <text:span text:style-name="T9">&lt;value&gt;</text:span></text:p>
              <text:p text:style-name="P14"><text:span text:style-name="T9">Series resistor value in Ohm: </text:span>NTCSERIESRESISTOR <text:span text:style-name="T9">&lt;resistance&gt;</text:span></text:p>
              <text:p text:style-name="P14"><text:span text:style-name="T9">Maximum reading of the ADC (Vin = Vcc): </text:span>ADCMAX <text:span text:style-name="T9">&lt;value&gt;</text:span></text:p>
            </text:list-header>
          </text:list>
        </text:list-item>
        <text:list-item>
          <text:p text:style-name="P14"><text:span text:style-name="T9">DS18B20 probe: </text:span>USE_DS18B20</text:p>
          <text:p text:style-name="P15">Use of this sensor requires a pointer to a OneWire object to be passed on to the begin() function of HydroMonitorWaterTempSensor.</text:p>
          <text:p text:style-name="P11">Pin connection:</text:p>
          <text:p text:style-name="P15">ONE_WIRE_BUS</text:p>
        </text:list-item>
        <text:list-item>
          <text:p text:style-name="P15"><text:soft-page-break/>MS5837 pressure sensor: see “water level sensor”.</text:p>
        </text:list-item>
      </text:list>
      <text:h text:style-name="P47" text:outline-level="2">Atmospheric temperature, humidity and pressure.</text:h>
      <text:p text:style-name="P16">The main atmospheric conditions, enabled depending on which are of interest and the connected sensor(s).</text:p>
      <text:p text:style-name="P18"><text:span text:style-name="T10">Temperature: </text:span>USE_TEMPERATURE_SENSOR <text:span text:style-name="T10">and import HydroMonitorTemperatureSensor.h.</text:span></text:p>
      <text:p text:style-name="P18"><text:span text:style-name="T10">Humidity: </text:span>USE_HUMIDITY_SENSOR <text:span text:style-name="T10">and import HydroMonitorHumiditySensor.h.</text:span></text:p>
      <text:p text:style-name="P18"><text:span text:style-name="T10">Pressure: </text:span>USE_PRESSURE_SENSOR <text:span text:style-name="T10">and import HydroMonitorPressureSensor.h.</text:span></text:p>
      <text:p text:style-name="P16">Available sensors:</text:p>
      <text:list xml:id="list2346784103751178197" text:style-name="L7">
        <text:list-item>
          <text:p text:style-name="P17">DHT22 humidity and temperature sensor. The DHT22 has to be initialised first, then a pointer to this object is passed on to the humidity and temperature objects.</text:p>
          <text:p text:style-name="P19"><text:span text:style-name="T10">Pin connection:</text:span></text:p>
          <text:p text:style-name="P19">DHT22_PIN <text:span text:style-name="T10">(must be a direct MCU connection).</text:span></text:p>
        </text:list-item>
        <text:list-item>
          <text:p text:style-name="P19"><text:span text:style-name="T10">BMP180 and BMP280 pressure and temperature sensor. The BMP180/280 has to be initialised first, then a pointer to this object is passed on to the pressure and temperature objects.</text:span></text:p>
        </text:list-item>
        <text:list-item>
          <text:p text:style-name="P19">USE_BME280 <text:span text:style-name="T10">pressure, temperature and humidity sensor. The BMP180/280 has to be initialised first, then a pointer to this object is passed on to the pressure and temperature objects.</text:span></text:p>
        </text:list-item>
      </text:list>
      <text:h text:style-name="P47" text:outline-level="2">pH sensor</text:h>
      <text:p text:style-name="P16">Measures the pH of the water. To use a pH sensor: USE_PH_SENSOR and import HydroMonitorpHSensor.h.</text:p>
      <text:p text:style-name="P16">Available sensors:</text:p>
      <text:list xml:id="list2705189276072677342" text:style-name="L8">
        <text:list-item>
          <text:p text:style-name="P20"><text:span text:style-name="T10">Sensor connected directly to an analog input. </text:span></text:p>
          <text:p text:style-name="P20"><text:span text:style-name="T10">Pin connection: </text:span></text:p>
          <text:p text:style-name="P20"><text:span text:style-name="T10">PH_SENSOR_PIN, PH_SENSOR_ADS_PIN</text:span></text:p>
        </text:list-item>
        <text:list-item>
          <text:p text:style-name="P20"><text:span text:style-name="T10">Isolated sensor board: see EC Sensor.</text:span></text:p>
        </text:list-item>
      </text:list>
      <text:p text:style-name="P18"/>
      <text:h text:style-name="P47" text:outline-level="2">DO sensor, ORP sensor</text:h>
      <text:p text:style-name="P16">Not implemented yet.</text:p>
      <text:p text:style-name="Text_20_body"><text:span text:style-name="T10">To enable </text:span>USE_DO_SENSOR <text:span text:style-name="T10">and USE_ORP_SENSOR.</text:span></text:p>
      <text:p text:style-name="P18"><text:span text:style-name="T10">Pin connections: D</text:span>O_SENSOR_PIN / DO_SENSOR_ADS_PIN, ORP_SENSOR_PIN / ORP_SENSOR_ADS_PIN</text:p>
      <text:h text:style-name="P47" text:outline-level="2"><text:soft-page-break/>Brightness sensor</text:h>
      <text:p text:style-name="P18"><text:span text:style-name="T10">Measure the brightness of the sunlight. To use a brightness sensor: </text:span>USE_BRIGHTNESS_SENSOR <text:span text:style-name="T11">and import HydroMonitorBrightnessSensor.</text:span></text:p>
      <text:p text:style-name="P21">Available sensors:</text:p>
      <text:list xml:id="list3177167983471572040" text:style-name="L9">
        <text:list-item>
          <text:p text:style-name="P24"><text:span text:style-name="T11">TSL2561 lux sensor: </text:span>USE_TSL2561</text:p>
        </text:list-item>
        <text:list-item>
          <text:p text:style-name="P24"><text:span text:style-name="T11">TSL2591 lux sensor: </text:span>USE_TSL2591</text:p>
        </text:list-item>
      </text:list>
      <text:h text:style-name="P48" text:outline-level="2">UV sensor</text:h>
      <text:p text:style-name="P23"><text:span text:style-name="T11">Not implemented.</text:span></text:p>
      <text:p text:style-name="P23"/>
      <text:h text:style-name="P53" text:outline-level="2">WiFi LED</text:h>
      <text:p text:style-name="P21">Use an LED to indicated the WiFi status.</text:p>
      <text:p text:style-name="P21">On: WiFi connected.</text:p>
      <text:p text:style-name="P21">Blinking, 1 Hz: WiFi not connected.</text:p>
      <text:p text:style-name="P21">Blinking, 3 Hz: in OTA recovery window.</text:p>
      <text:p text:style-name="P21">Blinking, 5 Hz: OTA update in progress.</text:p>
      <text:p text:style-name="P23"><text:span text:style-name="T11">To use a WiFi LED: </text:span>USE_WIFILED <text:span text:style-name="T11">(no extra modules to be imported)</text:span></text:p>
      <text:p text:style-name="P23"><text:span text:style-name="T11">Pin connections: </text:span>WIFILED_PIN (_PCF, _MCP, _MCP17 are available).</text:p>
      <text:h text:style-name="P48" text:outline-level="2">Growlight</text:h>
      <text:p text:style-name="P22">Switches on based on time or automatic based on the reading of the brightness sensor. To use the growlight: USE_GROWLIGHT and import HydroMonitorGrowlight.h.</text:p>
      <text:p text:style-name="P25">Implements functions:</text:p>
      <text:list xml:id="list7544738621239478181" text:style-name="L10">
        <text:list-item>
          <text:p text:style-name="P26">checkGrowlight(): to be called frequently, handles the growlight automatic switching.</text:p>
        </text:list-item>
        <text:list-item>
          <text:p text:style-name="P26">on(): switches the growlight on, disables automatic handling.</text:p>
        </text:list-item>
        <text:list-item>
          <text:p text:style-name="P26">off(): switches the growlight off, disables automatic handling.</text:p>
        </text:list-item>
        <text:list-item>
          <text:p text:style-name="P26">automatic(): returns control to automatic handling.</text:p>
        </text:list-item>
      </text:list>
      <text:p text:style-name="P23"><text:span text:style-name="T11">Pin connection: </text:span>GROWLIGHT_PIN (_PCF, _MCP, _MCP17 are available).</text:p>
      <text:h text:style-name="P48" text:outline-level="2">Fertiliser</text:h>
      <text:p text:style-name="P23"><text:span text:style-name="T11">Add fertiliser based on the current EC reading, through two peristaltic pumps. Requires an EC sensor to be connected. To use the fertiliser pumps: </text:span>USE_FERTILISER <text:span text:style-name="T12">and import HydroMonitorFertiliser.h.</text:span></text:p>
      <text:p text:style-name="P25">Implements functions:</text:p>
      <text:list xml:id="list7585070537506612157" text:style-name="L11">
        <text:list-item>
          <text:p text:style-name="P27">doFertiliser(): to be called frequently, handles the automatic fertiliser adding.</text:p>
        </text:list-item>
        <text:list-item>
          <text:p text:style-name="P27">measurePumpA(), measurePumpB(): run this pump for exactly 1 minute to measure the flow.</text:p>
        </text:list-item>
      </text:list>
      <text:p text:style-name="P25">Pin connections:</text:p>
      <text:p text:style-name="P28">FERTILISER_A_PIN (_PCF, _MCP, _MCP17 are available).</text:p>
      <text:p text:style-name="P28">FERTILISER_<text:span text:style-name="T12">B</text:span>_PIN (_PCF, _MCP, _MCP17 are available).</text:p>
      <text:h text:style-name="P49" text:outline-level="2"><text:soft-page-break/>pH adjuster</text:h>
      <text:p text:style-name="P29"><text:span text:style-name="T13">Lowers the pH based on the current pH reading, through a peristaltic pump. Requires a pH sensor to be connected. To use the pH-minus pump: </text:span>USE_PHMINUS <text:span text:style-name="T13">and import HydroMonitorpHMinus.h.</text:span></text:p>
      <text:p text:style-name="P29"><text:span text:style-name="T12">Implements functions:</text:span></text:p>
      <text:list xml:id="list231249942299049" text:continue-numbering="true" text:style-name="L11">
        <text:list-item>
          <text:p text:style-name="P27">do<text:span text:style-name="T13">pH</text:span>(): to be called frequently, handles the automatic <text:span text:style-name="T13">pH-minus </text:span>adding.</text:p>
        </text:list-item>
        <text:list-item>
          <text:p text:style-name="P27">measurePump(): run this pump for exactly 1 minute to measure the flow.</text:p>
        </text:list-item>
      </text:list>
      <text:p text:style-name="P25">Pin connections:</text:p>
      <text:p text:style-name="P29">PHMINUS_PIN (_PCF, _MCP, _MCP17 are available).</text:p>
      <text:h text:style-name="P45" text:outline-level="1">Reservoir level management</text:h>
      <text:p text:style-name="P36"><text:span text:style-name="T14">Automatically adds water to the reservoir when it drops below a certain level. To use the reservoir level management: </text:span>USE_RESERVOIR <text:span text:style-name="T14">and import HydroMonitorReservoir.h.</text:span></text:p>
      <text:p text:style-name="P30">Implements function:</text:p>
      <text:list xml:id="list1033147701063917719" text:style-name="L12">
        <text:list-item>
          <text:p text:style-name="P31">doReservoir(): to be called frequently, handles the water level and switching on/off the water inlet.</text:p>
        </text:list-item>
      </text:list>
      <text:p text:style-name="P36"><text:span text:style-name="T14">Pin connections: </text:span></text:p>
      <text:list xml:id="list2654488405131614125" text:style-name="L14">
        <text:list-item>
          <text:p text:style-name="P37">WATER_INLET_PIN (_PCF, _MCP, _MCP17 are available): <text:span text:style-name="T14">the pin that switches on/off the water inlet solenoid.</text:span></text:p>
        </text:list-item>
        <text:list-item>
          <text:p text:style-name="P37">LEVEL_LIMIT_PIN (_PCF, _MCP, _MCP17 are available): <text:span text:style-name="T14">a limit switch, to raise an alarm when the reservoir is critically full. If not defined, it’s ignored.</text:span></text:p>
        </text:list-item>
        <text:list-item>
          <text:p text:style-name="P37"><text:span text:style-name="T14">LEVEL_ALARM_PIN (_PCF, _MCP, _MCP17 are available): (not implemented) output connected to an active buzzer, to create an audible alarm.</text:span></text:p>
        </text:list-item>
      </text:list>
      <text:h text:style-name="P50" text:outline-level="2">Ventilation fan (not implemented)</text:h>
      <text:p text:style-name="P36"><text:span text:style-name="T14">To run a ventilation fan based on air temperature or time. To use: </text:span>USE_VENTILAT<text:span text:style-name="T14">ION</text:span> <text:span text:style-name="T14">and import HydroMonitorVentilation.h.</text:span></text:p>
      <text:p text:style-name="P30">Implements function:</text:p>
      <text:list xml:id="list231249040357010" text:continue-list="list1033147701063917719" text:style-name="L12">
        <text:list-item>
          <text:p text:style-name="P31">doVentilation(): to be called frequently, handles the switching on/off the ventilation system.</text:p>
        </text:list-item>
      </text:list>
      <text:p text:style-name="P36"><text:span text:style-name="T14">Pin connections: </text:span></text:p>
      <text:list xml:id="list886104476913450878" text:style-name="L15">
        <text:list-item>
          <text:p text:style-name="P38"><text:span text:style-name="T14">VENTILATOR</text:span>_PIN (_PCF, _MCP, _MCP17 are available): <text:span text:style-name="T14">the pin that switches on/off the ventilation fan.</text:span></text:p>
        </text:list-item>
      </text:list>
      <text:h text:style-name="P51" text:outline-level="2"><text:soft-page-break/>Drainage pump</text:h>
      <text:p text:style-name="P41"><text:span text:style-name="T15">To completely drain the reservoir, used for fertiliser solution maintenance and for draining the reservoir if the water level has become too high. To use: </text:span>USE_DRAINAGE_PUMP <text:span text:style-name="T15">and import HydroMonitorDrainage.h.</text:span></text:p>
      <text:p text:style-name="P34">Implements function:</text:p>
      <text:list xml:id="list231250757973142" text:continue-list="list231249040357010" text:style-name="L12">
        <text:list-item>
          <text:p text:style-name="P32">do<text:span text:style-name="T15">Drainage</text:span>(): to be called frequently, handles the <text:span text:style-name="T15">reservoir drainage</text:span>.</text:p>
        </text:list-item>
      </text:list>
      <text:p text:style-name="P41"><text:span text:style-name="T14">Pin connections: </text:span></text:p>
      <text:list xml:id="list1496522293525345632" text:style-name="L16">
        <text:list-item>
          <text:p text:style-name="P42">DRAINAGE_PIN (_PCF, _MCP, _MCP17 are available): <text:span text:style-name="T14">the pin that switches on/off the drainage pump.</text:span></text:p>
        </text:list-item>
      </text:list>
      <text:h text:style-name="P52" text:outline-level="2">LCD display (not implemented)</text:h>
      <text:h text:style-name="P39" text:outline-level="2">To produce output to a 2004 LCD display, showing the current status of the system. To use: USE_2004LCD and import HydroMonitorLCDDisplay.h.</text:h>
      <text:p text:style-name="P34">Implements function:</text:p>
      <text:list xml:id="list231250801857627" text:continue-list="list231250757973142" text:style-name="L12">
        <text:list-item>
          <text:h text:style-name="P32" text:outline-level="2">do<text:span text:style-name="T15">Display</text:span>(): to be called frequently, handles the <text:span text:style-name="T15">display updates.</text:span></text:h>
        </text:list-item>
      </text:list>
      <text:h text:style-name="P35" text:outline-level="2"/>
      <text:h text:style-name="P54" text:outline-level="2">Peripherals</text:h>
      <text:list xml:id="list2376728903147680751" text:style-name="L17">
        <text:list-item>
          <text:p text:style-name="P43"><text:span text:style-name="T15">U</text:span>SE_I2C <text:span text:style-name="T15">starts the I2C bus (redundant?).</text:span></text:p>
        </text:list-item>
        <text:list-item>
          <text:p text:style-name="P43">USE_MICROSD <text:span text:style-name="T15">log to MicroSD card instead of internal SPIFFS (not implemented).</text:span></text:p>
        </text:list-item>
        <text:list-item>
          <text:p text:style-name="P43">USE_FACTORY_RESET <text:span text:style-name="T15">use the Program button as factory reset: press 5 seconds for a complete clearing of the logs and stored settings.</text:span></text:p>
        </text:list-item>
        <text:list-item>
          <text:p text:style-name="P43">USE_PCF8574 <text:span text:style-name="T15">use the PCF8574 8-bit port extender.</text:span></text:p>
        </text:list-item>
        <text:list-item>
          <text:p text:style-name="P43">USE_ADS1115 <text:span text:style-name="T15">use the ADS1115 quad external ADC.</text:span></text:p>
        </text:list-item>
        <text:list-item>
          <text:p text:style-name="P43">USE_MCP23008 <text:span text:style-name="T15">use the MCP23008 8-bit port extender.</text:span></text:p>
        </text:list-item>
        <text:list-item>
          <text:p text:style-name="P43">USE_MCP23017 <text:span text:style-name="T15">use the MCP23017 16-bit port exetnder.</text:span></text:p>
        </text:list-item>
        <text:list-item>
          <text:p text:style-name="P43">USE_SERIAL <text:span text:style-name="T15">send log messages to the Serial console.</text:span></text:p>
        </text:list-item>
        <text:list-item>
          <text:p text:style-name="P43">USE_24LC256_EEPROM <text:span text:style-name="T15">use an external 24LC256 I2C EEPROM IC instead of the internal Flash to store settings and current system status.</text:span></text:p>
        </text:list-item>
        <text:list-item>
          <text:p text:style-name="P40">USE_OTA enables OTA software updates.</text:p>
        </text:list-item>
      </text:list>
      <text:h text:style-name="P51" text:outline-level="2">Default settings</text:h>
      <text:list xml:id="list4984966995650736626" text:style-name="L18">
        <text:list-item>
          <text:p text:style-name="P44">LOGGING_USERNAME, LOGGING_PASSWORD: <text:span text:style-name="T15">the username and password for logging to the external MySQL database.</text:span></text:p>
        </text:list-item>
        <text:list-item>
          <text:p text:style-name="P44">LOG_SERIAL <text:span text:style-name="T15">send log messages to the Serial console (requires USE_SERIAL)</text:span></text:p>
        </text:list-item>
        <text:list-item>
          <text:p text:style-name="P44">LOG_MYSQL <text:span text:style-name="T15">send log messages and sensor data to an external MySQL database.</text:span></text:p>
        </text:list-item>
        <text:list-item>
          <text:p text:style-name="P44"><text:span text:style-name="T15">LOGLEVEL sets the current loglevel. Valid levels are: </text:span>LOG_TRACE / LOG_INFO / LOG_WARNING / LOG_ERROR / LOG_OFF</text:p>
        </text:list-item>
        <text:list-item>
          <text:p text:style-name="P44">OTA_PASSWORD <text:span text:style-name="T15">the password of this system for OTA software updates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5355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21:16.443406627</meta:creation-date>
    <dc:date>2019-06-24T23:12:48.843129348</dc:date>
    <meta:editing-duration>PT45M5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9" meta:paragraph-count="168" meta:word-count="1601" meta:character-count="10925" meta:non-whitespace-character-count="9582"/>
  </office:meta>
</office:document-meta>
</file>